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b2b2b2" loext:decorative="false"/>
    </style:style>
    <style:style style:name="gr2" style:family="graphic" style:parent-style-name="standard">
      <style:graphic-properties draw:stroke="none" draw:fill="solid" draw:fill-color="#f47d20" loext:decorative="false"/>
    </style:style>
    <style:style style:name="gr3" style:family="graphic" style:parent-style-name="standard">
      <style:graphic-properties draw:stroke="none" draw:fill="solid" draw:fill-color="#79b473" loext:decorative="false"/>
    </style:style>
    <style:style style:name="gr4" style:family="graphic" style:parent-style-name="standard">
      <style:graphic-properties draw:stroke="none" draw:fill="solid" draw:fill-color="#023452" loext:decorative="false"/>
    </style:style>
    <style:style style:name="P1" style:family="paragraph">
      <loext:graphic-properties draw:fill="solid" draw:fill-color="#b2b2b2"/>
    </style:style>
    <style:style style:name="P2" style:family="paragraph">
      <loext:graphic-properties draw:fill="solid" draw:fill-color="#f47d20"/>
    </style:style>
    <style:style style:name="P3" style:family="paragraph">
      <loext:graphic-properties draw:fill="solid" draw:fill-color="#79b473"/>
    </style:style>
    <style:style style:name="P4" style:family="paragraph">
      <loext:graphic-properties draw:fill="solid" draw:fill-color="#023452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5.253cm" svg:height="13.23cm" svg:x="1.244cm" svg:y="1cm" svg:viewBox="0 0 15254 13231" svg:d="M1956 13231c-1498 5-2440-1613-1695-2913l2815-4913 2394-4181c931-1625 3272-1633 4214-14l2423 4164 2887 4961c736 1265-173 2852-1637 2857l-5739 20z">
          <text:p/>
        </draw:path>
        <draw:path draw:style-name="gr2" draw:text-style-name="P2" draw:layer="layout" svg:width="9.907cm" svg:height="8.186cm" svg:x="3.886cm" svg:y="3.966cm" svg:viewBox="0 0 9908 8187" svg:d="M673 7324c89 153 187 298 294 438-9-13-18-26-27-39-846-1437-597-3203 490-4360 258-377 610-710 1033-960 125-87 254-171 392-250 2053-1174 4690-490 5883 1534 855 1451 739 3190-151 4500 1443-1533 1772-3869 650-5766-1376-2323-4405-3111-6769-1762-2370 1354-3171 4334-1795 6665z">
          <text:p/>
        </draw:path>
        <draw:path draw:style-name="gr2" draw:text-style-name="P2" draw:layer="layout" svg:width="6.501cm" svg:height="1.871cm" svg:x="5.966cm" svg:y="12.147cm" svg:viewBox="0 0 6502 1872" svg:d="M1087 1236c-388-105-753-272-1087-491 1358 1231 3420 1512 5095 552 583-333 1055-780 1407-1297-325 346-708 653-1140 903-1354 771-2922 845-4275 333z">
          <text:p/>
        </draw:path>
        <draw:path draw:style-name="gr3" draw:text-style-name="P3" draw:layer="layout" svg:width="6.861cm" svg:height="8.166cm" svg:x="6.34cm" svg:y="5.543cm" svg:viewBox="0 0 6862 8167" svg:d="M6279 2108c-1193-2025-3834-2708-5887-1534-138 79-267 162-392 250 13-4 27-13 36-18 1269-727 2828-517 3856 417 334 223 624 517 846 880 81 106 152 220 223 334 1038 1757 432 4018-1358 5039-913 521-1955 622-2895 363 1354 513 2926 439 4280-333 432-249 815-552 1140-898 891-1310 1006-3050 151-4500z">
          <text:p/>
        </draw:path>
        <draw:path draw:style-name="gr2" draw:text-style-name="P2" draw:layer="layout" svg:width="1.121cm" svg:height="1.169cm" svg:x="4.848cm" svg:y="11.722cm" svg:viewBox="0 0 1122 1170" svg:d="M0 0c289 486 677 876 1122 1170-107-101-213-206-316-316-298-245-570-534-806-854z">
          <text:p/>
        </draw:path>
        <draw:path draw:style-name="gr3" draw:text-style-name="P3" draw:layer="layout" svg:width="1.346cm" svg:height="5.249cm" svg:x="4.318cm" svg:y="7.327cm" svg:viewBox="0 0 1347 5250" svg:d="M861 4588c-681-1157-748-2498-294-3659 94-329 236-644 432-929-1091 1161-1340 2927-490 4360 9 13 18 26 27 39 236 320 508 605 811 851-183-202-343-426-486-662z">
          <text:p/>
        </draw:path>
        <draw:path draw:style-name="gr3" draw:text-style-name="P3" draw:layer="layout" svg:width="1.397cm" svg:height="0.81cm" svg:x="5.654cm" svg:y="12.572cm" svg:viewBox="0 0 1398 811" svg:d="M0 0c98 114 205 219 312 320 334 219 703 385 1086 491-498-189-975-460-1398-811z">
          <text:p/>
        </draw:path>
        <draw:path draw:style-name="gr4" draw:text-style-name="P4" draw:layer="layout" svg:width="7.216cm" svg:height="5.872cm" svg:x="4.59cm" svg:y="7.647cm" svg:viewBox="0 0 7217 5873" svg:d="M6137 3326c-196 285-459 534-779 723-94 70-192 131-294 188-1554 894-3545 373-4454-1157-463-780-552-1669-320-2471-455 1157-388 2498 294 3655 142 236 302 460 485 666 423 346 895 617 1394 806 940 258 1982 158 2890-364 1791-1025 2396-3282 1354-5039-67-114-138-228-218-333 4 13 13 22 18 31 641 1086 454 2418-370 3295z">
          <text:p/>
        </draw:path>
        <draw:path draw:style-name="gr4" draw:text-style-name="P4" draw:layer="layout" svg:width="5.19cm" svg:height="6.174cm" svg:x="4.759cm" svg:y="6.148cm" svg:viewBox="0 0 5191 6175" svg:d="M444 4583c908 1529 2899 2046 4453 1157 103-57 201-119 294-189-9 4-18 9-27 18-957 547-2137 385-2908-320-254-167-476-390-641-666-62-79-116-162-169-250-789-1328-330-3037 1024-3812 686-395 1474-469 2187-272-1025-390-2209-333-3234 250-209 122-409 258-587 412-308 359-544 762-713 1196-232 806-142 1696 321 2476z">
          <text:p/>
        </draw:path>
        <draw:path draw:style-name="gr3" draw:text-style-name="P3" draw:layer="layout" svg:width="0.783cm" svg:height="0.726cm" svg:x="9.943cm" svg:y="10.973cm" svg:viewBox="0 0 784 727" svg:d="M0 727c325-192 588-442 784-727-67 70-138 136-214 202-165 192-352 368-570 525z">
          <text:p/>
        </draw:path>
        <draw:path draw:style-name="gr3" draw:text-style-name="P3" draw:layer="layout" svg:width="3.504cm" svg:height="0.868cm" svg:x="7.008cm" svg:y="11.174cm" svg:viewBox="0 0 3505 869" svg:d="M3064 311c-770 443-1675 487-2449 189-219-57-428-154-615-281 770 710 1951 872 2913 320 8-9 17-13 26-18 214-153 401-328 566-521-134 114-281 219-441 311z">
          <text:p/>
        </draw:path>
        <draw:path draw:style-name="gr2" draw:text-style-name="P2" draw:layer="layout" svg:width="3.921cm" svg:height="4.669cm" svg:x="7.222cm" svg:y="7.195cm" svg:viewBox="0 0 3922 4670" svg:d="M3589 1204c-681-1157-2191-1547-3371-876-75 44-151 92-218 144 4-4 13-8 18-13 726-412 1621-293 2204 241 192 127 361 294 486 504 44 62 89 123 124 189 597 1012 250 2300-770 2883-521 298-1122 355-1661 206 779 293 1679 254 2449-189 161-92 307-197 441-311 232-271 414-578 539-902 174-609 107-1289-241-1876z">
          <text:p/>
        </draw:path>
        <draw:path draw:style-name="gr3" draw:text-style-name="P3" draw:layer="layout" svg:width="0.801cm" svg:height="0.463cm" svg:x="6.825cm" svg:y="11.214cm" svg:viewBox="0 0 802 464" svg:d="M0 0c62 66 125 123 187 180 187 131 396 228 615 284-285-105-557-267-802-464z">
          <text:p/>
        </draw:path>
        <draw:path draw:style-name="gr4" draw:text-style-name="P4" draw:layer="layout" svg:width="4.126cm" svg:height="3.356cm" svg:x="6.22cm" svg:y="8.4cm" svg:viewBox="0 0 4127 3357" svg:d="M3510 1902c-111 166-263 306-446 416-53 39-111 75-169 110-886 508-2031 210-2547-662-263-447-316-960-183-1420-258 662-222 1433 170 2095 80 136 169 263 271 377 241 197 517 354 802 460 539 149 1135 92 1656-206 1020-583 1368-1876 771-2884-36-65-80-127-125-188 5 4 9 9 9 18 370 617 263 1384-209 1884z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78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vé Ménager</meta:initial-creator>
    <meta:creation-date>2024-05-06T18:34:35.659271853</meta:creation-date>
    <dc:date>2024-05-06T20:42:59.484618287</dc:date>
    <dc:creator>Hervé Ménager</dc:creator>
    <meta:editing-duration>PT6M44S</meta:editing-duration>
    <meta:editing-cycles>2</meta:editing-cycles>
    <meta:generator>LibreOffice/7.6.5.2$Linux_X86_64 LibreOffice_project/60$Build-2</meta:generator>
    <meta:document-statistic meta:object-count="14"/>
  </office:meta>
</office:document-meta>
</file>